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e5c4f" officeooo:paragraph-rsid="000e5c4f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officeooo:rsid="000e5c4f" officeooo:paragraph-rsid="000e5c4f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officeooo:rsid="000e8b13" officeooo:paragraph-rsid="000e8b13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style="normal" officeooo:rsid="000e8b13" officeooo:paragraph-rsid="000e8b13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4pt" fo:font-style="normal" officeooo:rsid="000e8b13" officeooo:paragraph-rsid="000e8b13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0e5c4f" officeooo:paragraph-rsid="000e5c4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0e5c4f" officeooo:paragraph-rsid="000e5c4f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0e8b13" officeooo:paragraph-rsid="000e8b13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107430" officeooo:paragraph-rsid="000e8b13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12656c" officeooo:paragraph-rsid="0012656c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ize="16pt" officeooo:rsid="000e5c4f" officeooo:paragraph-rsid="000e5c4f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e5c4f" officeooo:paragraph-rsid="000e5c4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officeooo:rsid="000e5c4f" officeooo:paragraph-rsid="000e5c4f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officeooo:rsid="000e8b13" officeooo:paragraph-rsid="000e8b13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officeooo:rsid="0012656c" officeooo:paragraph-rsid="0012656c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officeooo:rsid="0013f941" officeooo:paragraph-rsid="0013f941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officeooo:rsid="0012656c" officeooo:paragraph-rsid="0012656c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italic" officeooo:rsid="0013f941" officeooo:paragraph-rsid="0013f941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text-align="start" style:justify-single-word="false"/>
      <style:text-properties fo:color="#3333ff" style:font-name="Liberation Serif" fo:font-size="12pt" fo:font-style="normal" officeooo:rsid="00107430" officeooo:paragraph-rsid="000e8b13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13f941" officeooo:paragraph-rsid="0013f941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013f941" officeooo:paragraph-rsid="0013f94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Liberation Serif" fo:font-style="italic" fo:font-weight="bold" officeooo:rsid="000e8b13" style:font-style-asian="italic" style:font-weight-asian="bold" style:font-style-complex="italic" style:font-weight-complex="bold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officeooo:rsid="00107430"/>
    </style:style>
    <style:style style:name="T9" style:family="text">
      <style:text-properties style:font-name="Liberation Serif" style:text-underline-style="solid" style:text-underline-width="auto" style:text-underline-color="font-color"/>
    </style:style>
    <style:style style:name="T10" style:family="text">
      <style:text-properties style:font-name="Liberation Serif" officeooo:rsid="001563c8"/>
    </style:style>
    <style:style style:name="T11" style:family="text">
      <style:text-properties fo:color="#ff3333" style:font-name="Liberation Serif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ISE en OEUVRE de la CAM<text:span text:style-name="T1">É</text:span><text:span text:style-name="T2">RA du Rpi3</text:span></text:p>
      <text:p text:style-name="P1"/>
      <text:p text:style-name="P1"/>
      <text:p text:style-name="P1"><text:span text:style-name="T2">M</text:span><text:span text:style-name="T1">É</text:span><text:span text:style-name="T2">THODE RASPIVID :</text:span></text:p>
      <text:p text:style-name="P1"/>
      <text:p text:style-name="P6">1°- Supprimer du bureau du Rpi3 les fichiers de ligne de cde:</text:p>
      <text:p text:style-name="P12"><text:span text:style-name="T2"><text:tab/> « </text:span><text:span text:style-name="T3">Ligne de cde raspivid essai 3</text:span><text:span text:style-name="T2"> » et</text:span></text:p>
      <text:p text:style-name="P12"><text:span text:style-name="T2"><text:tab/> « </text:span><text:span text:style-name="T3">cameravlc1</text:span><text:span text:style-name="T2"> ».</text:span></text:p>
      <text:p text:style-name="P12"/>
      <text:p text:style-name="P12"><text:span text:style-name="T2">2°- Charger sur le bureau du Rpi3 le fichier de cde réactualisé </text:span><text:span text:style-name="T3">caméravlc2</text:span></text:p>
      <text:p text:style-name="P12"/>
      <text:p text:style-name="P7">3°- Ouvrir ce fichier puis <text:span text:style-name="T12">copier</text:span> la ligne de cde</text:p>
      <text:p text:style-name="P13"/>
      <text:p text:style-name="P7">4°- Ouvrir le Terminal du Rpi3 puis y <text:span text:style-name="T12">coller</text:span> la ligne de cde précédemment copiée</text:p>
      <text:p text:style-name="P13"/>
      <text:p text:style-name="P7">5°- La diode rouge de la caméra s'allume et la fenêtre VLC du Rpi3 s'affiche.</text:p>
      <text:p text:style-name="P13"/>
      <text:p text:style-name="P7">6°- Mettre en service le VLC de l'ordi client</text:p>
      <text:p text:style-name="P13"/>
      <text:p text:style-name="P13"><text:span text:style-name="T2"><text:tab/>* cliquer sur </text:span><text:span text:style-name="T3">Média</text:span><text:span text:style-name="T2">,</text:span></text:p>
      <text:p text:style-name="P13"><text:span text:style-name="T2"><text:tab/>* cliquer sur </text:span><text:span text:style-name="T3">Ouvrir un flux réseau</text:span></text:p>
      <text:p text:style-name="P13"><text:span text:style-name="T2"><text:tab/>* </text:span><text:span text:style-name="T3">Entrer une URL réseau ⇒ </text:span><text:span text:style-name="T5">http://</text:span><text:span text:style-name="T2">adresse IP du Rpi3</text:span><text:span text:style-name="T4">:8090</text:span></text:p>
      <text:p text:style-name="P13"/>
      <text:p text:style-name="P7">7°- Après quelques secondes un petit écran </text:p>
      <text:p text:style-name="P2"><text:span text:style-name="T7">«  </text:span><text:a xlink:type="simple" xlink:href="http://adresse/"><text:span text:style-name="T7">http://adresse</text:span></text:a><text:span text:style-name="T7"> IP du Rpi3:8090 – Lecteur multimédia » apparaît avec l'image vidéo Rpi3.</text:span></text:p>
      <text:p text:style-name="P13"/>
      <text:p text:style-name="P14"><text:span text:style-name="T6">Remarques</text:span><text:span text:style-name="T2"> : Images vidéo avec une très forte latence.</text:span></text:p>
      <text:p text:style-name="P3"/>
      <text:p text:style-name="P3"/>
      <text:p text:style-name="P5">=-=-=-=-=-=-=</text:p>
      <text:p text:style-name="P4"/>
      <text:p text:style-name="P4"/>
      <text:p text:style-name="P3"><text:span text:style-name="T2">M</text:span><text:span text:style-name="T1">É</text:span><text:span text:style-name="T2">THODE GSTREAMER :</text:span></text:p>
      <text:p text:style-name="P3"/>
      <text:p text:style-name="P8">1°- Installer GSTREAMER dans le Rpi3 et le pc client :</text:p>
      <text:p text:style-name="P14"/>
      <text:p text:style-name="P14"><text:span text:style-name="T2"><text:tab/>* Ouvrir Synaptic ( si ce gestionnaire de paquets n'est pas installé, </text:span><text:span text:style-name="T8">taper </text:span><text:span text:style-name="T2">dans les Terminaux du Rpi3 et du pc client ) </text:span><text:span text:style-name="T3">sudo apt-get install synaptic.</text:span></text:p>
      <text:p text:style-name="P15"><text:span text:style-name="T2">Dans le Rpi3</text:span><text:span text:style-name="T3"> </text:span><text:span text:style-name="T2">cliquer sur la</text:span><text:span text:style-name="T3"> Framboise </text:span><text:span text:style-name="T2">puis cliquer sur </text:span><text:span text:style-name="T3">Préférences </text:span><text:span text:style-name="T2">puis cliquer sur </text:span><text:span text:style-name="T3">Gestionnaire de paquets Synaptic.</text:span></text:p>
      <text:p text:style-name="P14"/>
      <text:p text:style-name="P14"><text:span text:style-name="T3"><text:tab/>* </text:span><text:span text:style-name="T2">Cliquer sur </text:span><text:span text:style-name="T3">Rechercher</text:span></text:p>
      <text:p text:style-name="P14"><text:span text:style-name="T3"><text:tab/>* </text:span><text:span text:style-name="T2">Dans la petite fenêtre qui apparaît taper </text:span><text:span text:style-name="T3">gstreamer1.0 </text:span><text:span text:style-name="T2">puis cliquer sur </text:span><text:span text:style-name="T8">R</text:span><text:span text:style-name="T3">echercher</text:span><text:span text:style-name="T2">.</text:span></text:p>
      <text:p text:style-name="P14"><text:span text:style-name="T2"><text:tab/>* </text:span><text:span text:style-name="T8">Dans la liste des paquets, les paquets déjà installés sont signalés par un petit carré vert.</text:span></text:p>
      <text:p text:style-name="P9"><text:tab/>* Les paquets suivants doivent être installé de façon exhaustive</text:p>
      <text:p text:style-name="P14"/>
      <text:p text:style-name="P19">- gstreamer1.0-alsa</text:p>
      <text:p text:style-name="P19">- gstreamer1.0-cluttter-3.0</text:p>
      <text:p text:style-name="P19">- gstreamer1.0-libav</text:p>
      <text:p text:style-name="P19">- gstreamer1.0-nice</text:p>
      <text:p text:style-name="P19"><text:soft-page-break/>- gstreamer1.0-plugins-bad</text:p>
      <text:p text:style-name="P19">- gstreamer1.0-plugins-base</text:p>
      <text:p text:style-name="P19">- gstreamer1.0-good</text:p>
      <text:p text:style-name="P19">- gstreamer1.0-ugly</text:p>
      <text:p text:style-name="P19">- gstreamer1.0-tools</text:p>
      <text:p text:style-name="P19">- gstreamer1.0-x</text:p>
      <text:p text:style-name="P19">- libgstreamer1.0-0</text:p>
      <text:p text:style-name="P14"/>
      <text:p text:style-name="P17"><text:span text:style-name="T8">P</text:span><text:span text:style-name="T2">our installer un paquet :</text:span></text:p>
      <text:p text:style-name="P15"/>
      <text:p text:style-name="P10"><text:tab/>* Sélectionner le paquet,</text:p>
      <text:p text:style-name="P15"><text:span text:style-name="T2"><text:tab/>* Dans fenêtre « Prévoir d'effectuer d'autres changements » cliquer sur </text:span><text:span text:style-name="T3">A installer</text:span><text:span text:style-name="T2"> puis sur <text:tab/> <text:s text:c="2"/></text:span><text:span text:style-name="T3">Ajouter à</text:span><text:span text:style-name="T2"> </text:span><text:span text:style-name="T3">la sélection</text:span><text:span text:style-name="T2">.</text:span></text:p>
      <text:p text:style-name="P15"><text:span text:style-name="T2"><text:tab/>* Cliquer sur </text:span><text:span text:style-name="T3">Appliquer</text:span><text:span text:style-name="T2"> </text:span><text:span text:style-name="T10">dans la barre des tâches </text:span><text:span text:style-name="T2">puis dans la fenêtre </text:span><text:span text:style-name="T10">qui apparaît <text:tab/> <text:s/><text:tab/> <text:tab/></text:span><text:span text:style-name="T2">« Appliquer les modifications suivantes ? » <text:tab/>cliquer sur </text:span><text:span text:style-name="T3">Installer</text:span><text:span text:style-name="T2"> puis sur </text:span><text:span text:style-name="T3">Appliquer</text:span></text:p>
      <text:p text:style-name="P15"/>
      <text:p text:style-name="P16"><text:span text:style-name="T9">Mise à jour de paquets déjà installés</text:span><text:span text:style-name="T2">….ils sont repérés par un astérisque jaune sur le fond </text:span><text:span text:style-name="T10">vert</text:span><text:span text:style-name="T2"> du carré du paquet installé.</text:span></text:p>
      <text:p text:style-name="P16"/>
      <text:p text:style-name="P16"><text:span text:style-name="T2"><text:tab/>* Cliquer sur le paquet puis cliquer sur </text:span><text:span text:style-name="T3">Sélection pour mise à jour,</text:span></text:p>
      <text:p text:style-name="P16"><text:span text:style-name="T2"><text:tab/>* Cliquer sur </text:span><text:span text:style-name="T3">Appliquer </text:span><text:span text:style-name="T2">dans la barre des tâches,</text:span></text:p>
      <text:p text:style-name="P16"><text:span text:style-name="T2"><text:tab/>* Cliquer sur </text:span><text:span text:style-name="T3">Mettre à jour</text:span><text:span text:style-name="T2"> dans la fenêtre qui apparaît puis </text:span><text:span text:style-name="T3">Appliquer</text:span><text:span text:style-name="T2"> dans la même fenêtre.</text:span></text:p>
      <text:p text:style-name="P16"/>
      <text:p text:style-name="P20">2°- <text:s/>Installer les fichiers « Lignes de commande » :</text:p>
      <text:p text:style-name="P18"/>
      <text:p text:style-name="P16"><text:span text:style-name="T3"><text:tab/>* </text:span><text:span text:style-name="T2">Sur le bureau du PC client :</text:span><text:span text:style-name="T3"><text:tab/><text:tab/>GST Cde camera sur PC client.odt</text:span></text:p>
      <text:p text:style-name="P16"><text:span text:style-name="T2"><text:tab/>* Sur le bureau du Rpi3 :<text:tab/><text:tab/></text:span><text:span text:style-name="T3">GST Cde sur Rpi3 de la came</text:span><text:span text:style-name="T2">ra</text:span><text:span text:style-name="T3">.odt</text:span></text:p>
      <text:p text:style-name="P16"/>
      <text:p text:style-name="P16"><text:span text:style-name="T11">Important</text:span><text:span text:style-name="T2"> : vérifier que l'adresse IP est bien celle du Rpi3 dans les 2 cas.</text:span></text:p>
      <text:p text:style-name="P16"/>
      <text:p text:style-name="P20">3°- Sur le Rpi3 :</text:p>
      <text:p text:style-name="P16"/>
      <text:p text:style-name="P16"><text:span text:style-name="T2">* Ouvrir </text:span><text:span text:style-name="T3">GST Cde sur Rpi3 de la camera .odt </text:span><text:span text:style-name="T2">et </text:span><text:span text:style-name="T6">copier</text:span><text:span text:style-name="T2"> la ligne de cde.</text:span></text:p>
      <text:p text:style-name="P16"><text:span text:style-name="T2">* Dans le Terminal du Rpi3 </text:span><text:span text:style-name="T6">coller</text:span><text:span text:style-name="T2"> cette ligne de cde.</text:span></text:p>
      <text:p text:style-name="P16"/>
      <text:p text:style-name="P20">4°- Sur le PC client :</text:p>
      <text:p text:style-name="P16"/>
      <text:p text:style-name="P16"><text:span text:style-name="T2">* Ouvrir </text:span><text:span text:style-name="T3">GST Cde camera sur PC client.odt </text:span><text:span text:style-name="T2">et </text:span><text:span text:style-name="T6">copier</text:span><text:span text:style-name="T2"> la ligne de cde.</text:span></text:p>
      <text:p text:style-name="P16"><text:span text:style-name="T3">* </text:span><text:span text:style-name="T2">Dans le Terminal du PC client </text:span><text:span text:style-name="T6">coller</text:span><text:span text:style-name="T2"> cette ligne de cde</text:span></text:p>
      <text:p text:style-name="P16"><text:span text:style-name="T2">* </text:span><text:span text:style-name="T3">Enter</text:span></text:p>
      <text:p text:style-name="P16"/>
      <text:p text:style-name="P16"><text:span text:style-name="T2">Déroulement de lignes de code dans le Terminal puis un écran vidéo s'affiche avec une image </text:span><text:span text:style-name="T6">pratiquement sans latence.</text:span></text:p>
      <text:p text:style-name="P16"/>
      <text:p text:style-name="P16"/>
      <text:p text:style-name="P21">=-=-=-=-=-=-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7-05-11T13:13:58.236066649</meta:creation-date>
    <dc:date>2017-05-11T19:16:06.784893550</dc:date>
    <dc:creator>papy56 </dc:creator>
    <meta:editing-duration>PT28M7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57" meta:word-count="529" meta:character-count="3016" meta:non-whitespace-character-count="2507"/>
  </office:meta>
</office:document-meta>
</file>